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9ad95" officeooo:paragraph-rsid="0029ad95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117a9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officeooo:paragraph-rsid="00271c11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9cb90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name-asian="Arial3" style:font-style-asian="normal" style:font-weight-asian="normal" style:font-name-complex="Arial3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0792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71c11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9ad95" style:font-style-asian="normal" style:font-weight-asian="normal" style:text-emphasize="none"/>
    </style:style>
    <style:style style:name="T13" style:family="text">
      <style:text-properties officeooo:rsid="00129edb"/>
    </style:style>
    <style:style style:name="T14" style:family="text">
      <style:text-properties officeooo:rsid="001adce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7" style:family="text">
      <style:text-properties fo:language="en" fo:country="GB" officeooo:rsid="00271c11"/>
    </style:style>
    <style:style style:name="T18" style:family="text">
      <style:text-properties fo:language="en" fo:country="GB" officeooo:rsid="00282a28"/>
    </style:style>
    <style:style style:name="T19" style:family="text">
      <style:text-properties fo:language="en" fo:country="GB" officeooo:rsid="0029ad95"/>
    </style:style>
    <style:style style:name="T20" style:family="text">
      <style:text-properties officeooo:rsid="002a0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2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7">Sort button – the items are not remain<text:span text:style-name="T20">ing</text:span> sorted at return to Home page from Single product page <text:span text:style-name="T18">with “back” </text:span><text:span text:style-name="T19">from browser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2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3"><text:span text:style-name="T3">16</text:span><text:span text:style-name="T4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3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4"><text:span text:style-name="T15">Chrome </text:span><text:span text:style-name="T16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4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4">1</text:span></text:p>
          </table:table-cell>
        </table:table-row>
      </table:table>
      <text:p text:style-name="P1"/>
      <text:p text:style-name="P1"/>
      <text:p text:style-name="P11">Description</text:p>
      <text:p text:style-name="P26"><text:span text:style-name="T10">A</text:span><text:span text:style-name="T8">t return to Home page from Single product page </text:span><text:span text:style-name="T12">with “back” from browser</text:span><text:span text:style-name="T8">, the items are not remain</text:span><text:span text:style-name="T7">ing</text:span><text:span text:style-name="T8"> sorted </text:span><text:span text:style-name="T10">by the option chosen </text:span><text:span text:style-name="T12">initially </text:span><text:span text:style-name="T9">in Home page.</text:span></text:p>
      <text:p text:style-name="P15"/>
      <text:p text:style-name="P11">Steps to reproduce</text:p>
      <text:p text:style-name="P25"><text:span text:style-name="T5">1. access site </text:span><text:a xlink:type="simple" xlink:href="http://www.saucedemo.com/" text:style-name="Internet_20_link" text:visited-style-name="Visited_20_Internet_20_Link"><text:span text:style-name="T6">www.saucedemo.com</text:span></text:a></text:p>
      <text:p text:style-name="P25"><text:span text:style-name="T6">2. insert valid data in field “Username” </text:span><text:span text:style-name="T11">(standard_user)</text:span></text:p>
      <text:p text:style-name="P16">3. insert valid data in field “Password” <text:span text:style-name="T17">(secret_sauce)</text:span></text:p>
      <text:p text:style-name="P17">4. press “Login” button</text:p>
      <text:p text:style-name="P17">5. choose from sort button the sorting by <text:span text:style-name="T19">price</text:span> (<text:span text:style-name="T19">high to low</text:span>)</text:p>
      <text:p text:style-name="P17">6. press name of one product</text:p>
      <text:p text:style-name="P17">7. press add to cart button</text:p>
      <text:p text:style-name="P18">8. click back from browser</text:p>
      <text:p text:style-name="P12"/>
      <text:p text:style-name="P11">Expected result</text:p>
      <text:p text:style-name="P21">At return to Home page the items remain sorted by price (H to L).</text:p>
      <text:p text:style-name="P19"/>
      <text:p text:style-name="P11">Actual result</text:p>
      <text:p text:style-name="P20">At return to Home page the items are sorted by name (A to Z).</text:p>
      <text:p text:style-name="P10"/>
      <text:p text:style-name="P11">Notes</text:p>
      <text:p text:style-name="P13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2</meta:editing-cycles>
    <meta:creation-date>2024-02-05T18:33:00</meta:creation-date>
    <dc:date>2024-04-29T12:13:05.489000000</dc:date>
    <meta:editing-duration>PT1H23M3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9" meta:word-count="173" meta:character-count="1015" meta:non-whitespace-character-count="875"/>
    <meta:user-defined meta:name="AppVersion">16.0000</meta:user-defined>
    <meta:template xlink:type="simple" xlink:actuate="onRequest" xlink:title="Normal" xlink:href=""/>
  </office:meta>
</office:document-meta>
</file>